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in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in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9/02/2017</text:date>, <text:time>04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02T04:13:09.35</dc:date>
    <meta:editing-duration>P16DT4H37M36S</meta:editing-duration>
    <meta:editing-cycles>581</meta:editing-cycles>
    <meta:generator>OpenOffice/4.1.2$Win32 OpenOffice.org_project/412m3$Build-9782</meta:generator>
    <meta:document-statistic meta:table-count="12" meta:cell-count="4409" meta:object-count="0"/>
  </office:meta>
</office:document-meta>
</file>